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AR PL UKai CN" svg:font-family="'AR PL UKai CN'" style:font-pitch="variable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1" svg:font-family="'AR PL UMing TW'" style:font-family-generic="system" style:font-pitch="variable"/>
    <style:font-face style:name="Noto Sans CJK TC Regular1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Noto Sans CJK TC Regular" style:font-name-asian="Noto Sans CJK TC Regular"/>
    </style:style>
    <style:style style:name="P2" style:family="paragraph" style:parent-style-name="Text_20_body">
      <style:text-properties style:font-name="Noto Sans CJK TC Regular" officeooo:paragraph-rsid="001401e9" style:font-name-asian="Noto Sans CJK TC Regular"/>
    </style:style>
    <style:style style:name="P3" style:family="paragraph" style:parent-style-name="Text_20_body">
      <style:text-properties style:font-name="Noto Sans CJK TC Regular" fo:font-size="10.5pt" style:font-name-asian="Noto Sans CJK TC Regular" style:font-size-asian="10.5pt" style:font-size-complex="10.5pt"/>
    </style:style>
    <style:style style:name="P4" style:family="paragraph" style:parent-style-name="Text_20_body">
      <style:text-properties style:font-name-asian="Noto Sans CJK TC Regular"/>
    </style:style>
    <style:style style:name="P5" style:family="paragraph" style:parent-style-name="Text_20_body">
      <style:text-properties officeooo:paragraph-rsid="00172591" style:font-name-asian="Noto Sans CJK TC Regular"/>
    </style:style>
    <style:style style:name="P6" style:family="paragraph" style:parent-style-name="Text_20_body">
      <style:text-properties officeooo:paragraph-rsid="00194ddc" style:font-name-asian="Noto Sans CJK TC Regular"/>
    </style:style>
    <style:style style:name="P7" style:family="paragraph" style:parent-style-name="Text_20_body">
      <style:text-properties officeooo:paragraph-rsid="001c1184" style:font-name-asian="Noto Sans CJK TC Regular"/>
    </style:style>
    <style:style style:name="P8" style:family="paragraph" style:parent-style-name="Text_20_body">
      <style:text-properties officeooo:paragraph-rsid="00172591"/>
    </style:style>
    <style:style style:name="P9" style:family="paragraph" style:parent-style-name="Title">
      <style:text-properties officeooo:paragraph-rsid="000b7b34"/>
    </style:style>
    <style:style style:name="P10" style:family="paragraph" style:parent-style-name="Heading_20_2">
      <style:text-properties officeooo:rsid="001401e9" officeooo:paragraph-rsid="001401e9"/>
    </style:style>
    <style:style style:name="P11" style:family="paragraph" style:parent-style-name="Heading_20_2">
      <style:text-properties officeooo:rsid="00172591" officeooo:paragraph-rsid="00172591"/>
    </style:style>
    <style:style style:name="P12" style:family="paragraph" style:parent-style-name="Heading_20_2">
      <style:text-properties officeooo:rsid="00194ddc" officeooo:paragraph-rsid="00194ddc"/>
    </style:style>
    <style:style style:name="P13" style:family="paragraph" style:parent-style-name="Heading_20_2">
      <style:text-properties officeooo:rsid="001c1184" officeooo:paragraph-rsid="001c1184"/>
    </style:style>
    <style:style style:name="T1" style:family="text">
      <style:text-properties officeooo:rsid="000063ea"/>
    </style:style>
    <style:style style:name="T2" style:family="text">
      <style:text-properties officeooo:rsid="0000dd69"/>
    </style:style>
    <style:style style:name="T3" style:family="text">
      <style:text-properties officeooo:rsid="000439ca"/>
    </style:style>
    <style:style style:name="T4" style:family="text">
      <style:text-properties officeooo:rsid="000d63af"/>
    </style:style>
    <style:style style:name="T5" style:family="text">
      <style:text-properties officeooo:rsid="0011b019"/>
    </style:style>
    <style:style style:name="T6" style:family="text">
      <style:text-properties officeooo:rsid="001401e9"/>
    </style:style>
    <style:style style:name="T7" style:family="text">
      <style:text-properties officeooo:rsid="0014caa4"/>
    </style:style>
    <style:style style:name="T8" style:family="text">
      <style:text-properties officeooo:rsid="00172591"/>
    </style:style>
    <style:style style:name="T9" style:family="text">
      <style:text-properties style:font-name-asian="Noto Sans CJK TC Regular"/>
    </style:style>
    <style:style style:name="T10" style:family="text">
      <style:text-properties officeooo:rsid="00181501" style:font-name-asian="Noto Sans CJK TC Regular"/>
    </style:style>
    <style:style style:name="T11" style:family="text">
      <style:text-properties officeooo:rsid="001a0451"/>
    </style:style>
    <style:style style:name="T12" style:family="text">
      <style:text-properties officeooo:rsid="001a15ef"/>
    </style:style>
    <style:style style:name="T13" style:family="text">
      <style:text-properties officeooo:rsid="001c1184"/>
    </style:style>
    <style:style style:name="T14" style:family="text">
      <style:text-properties officeooo:rsid="001deb62"/>
    </style:style>
    <style:style style:name="T15" style:family="text">
      <style:text-properties officeooo:rsid="001f0d81"/>
    </style:style>
    <style:style style:name="T16" style:family="text">
      <style:text-properties officeooo:rsid="0020a4d9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officeooo:rsid="000063ea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7">P2P聊天程式 <text:s text:c="3"/>自動配對</text:span><text:span text:style-name="T18">（一）</text:span></text:p>
      <text:p text:style-name="P1">我的P2P聊天程式到目前，已經可以讓互相知道外網IP的兩人互相連結。但對於一般使用者來說，要曉得自己的IP已不容易，還要知道對方的！變成還是得要經由其他聊天軟體先交換IP，使用上不方便<text:span text:style-name="T2">。於是接下來P2P程式的目標，就是做出能夠自動依據使用者輸入的聊天室名稱，來配對使用者。</text:span></text:p>
      <text:p text:style-name="P3">構想是這樣的，A B兩人要聊天，A先打開了程式<text:span text:style-name="T3">，設定聊天室名稱為「room」，程式會去訪問網路上紀錄各個聊天室的試算表，去得知聊天室『room』是否存在。當聊天室『room』不存在，A的程式便會以A的電腦作為聊天室『room』的伺服器。再來，B也開啟了程式並連結到『room』，程式一樣到網路上的試算表去尋找『room』，發現已經有人開啟了，再來就會根據在試算表上的IP來連結到A的電腦。</text:span></text:p>
      <text:p text:style-name="P3">因此，要能夠自動配對，一定要有個穩定的伺服器<text:span text:style-name="T4">，並提供存取資料的服務。說到這裡，大家應該都會想到雲端硬碟，沒錯，Google、dropbox等雲端硬碟服務，都有提供API供開發者使用，只要去申請一個項目（多半不用錢），就可以讓程式透過API去控制這些雲端硬碟。舉個例子，如果想要製作一個幫使用者清空雲端硬碟垃圾桶的程式（好沒意義），就去裝Google drive的API，然後申請個專案，就可以使用Google drive的服務。</text:span></text:p>
      <text:p text:style-name="P3">而我這個程式有個不一樣之處，我的程式並不是存取<text:span text:style-name="T5">「使用者」的資料，而是存取我在雲端的一個文件，所以申請專案後，還須辦一個機器人帳號（service account)，這樣程式存取的就是這個機器人帳戶的文件，假如我金鑰被盜，頂多也就機器人帳號的資料被存取，我本帳的資料都活得好好的。</text:span></text:p>
      <text:h text:style-name="P10" text:outline-level="2">1.Pydrive</text:h>
      <text:p text:style-name="P2">一開始就想使用Google，畢竟Google的空間大，我平常也都使用這家，所以就去查Google的API<text:span text:style-name="T6">。最早的想法是用編輯權限連結，再去模擬網頁操作來存取，但後來發現它有API，當然就直接用API了。</text:span></text:p>
      <text:p text:style-name="P2">Google API的中文資料不多，所以找的很辛苦，可能是因為像我這樣的獨立開發者很少想碰這種吧！後來只好看他原文教學，但我不知為何從第一步就卡住了<text:span text:style-name="T7">，而且冒出了很多奇怪的報錯，後來一度以為是版本問題，所以放棄了Google。</text:span></text:p>
      <text:p text:style-name="P2">Google沒有我就去找Dropbox，看一些網路上的評論，Dropbox對python是很友善的，所以就去辦了人生第一個Dropbox帳戶<text:span text:style-name="T8">，但跟Google一樣，中文教學少之又少，一個下午過去還是什麼都沒有，最後就不了了之了。</text:span></text:p>
      <text:h text:style-name="P11" text:outline-level="2">2.再次嘗試</text:h>
      <text:p text:style-name="P5">自從自動配對失敗之後，點對點聊天程式就慢慢沒做了，改去做了其他的專案，但過了一個月，想到可以用這個作品去參加科展，於是又翻了出來<text:span text:style-name="T8">，仍然是卡在自動配對，於是我再度的去研究Google API。</text:span></text:p>
      <text:p text:style-name="P5">我這個時候才發現Google版本不合是個誤解<text:span text:style-name="T8">，耐心的從頭開始做，吃力看原文教學還有文檔，終於弄出了一點成果（成功的登入），但翻了翻文檔，就是找不到操作機器人帳戶的函數。</text:span></text:p>
      <text:p text:style-name="P8"><text:soft-page-break/><text:span text:style-name="T9">直到我找到了最關鍵的一篇教學：</text:span><text:a xlink:type="simple" xlink:href="https://sites.google.com/site/zsgititit/home/python-cheng-shi-she-ji/shi-yongpython-shang-chuan-zi-liao-daogoogle-shi-suan-biao" office:name="使用Python上傳資料到Google試算表 - 高中資訊科技概論教師黃建庭的教學網站" text:style-name="Internet_20_link" text:visited-style-name="Visited_20_Internet_20_Link"><text:span text:style-name="T10">使用Python上傳資料到Google試算表 – 高中資訊科技概論教師黃建庭的教學網站</text:span></text:a><text:span text:style-name="T10">。</text:span></text:p>
      <text:p text:style-name="P8"><text:span text:style-name="T10">這裡頭的使用的並不是Pydrive，而是更基本的Oauth2還有專門存取google試算表的gspread，oauth2是一種用常用的登入模式，像是玩一個遊戲，要辦帳號時，選擇以facebook帳號登入，就是使用這種協定。</text:span></text:p>
      <text:p text:style-name="P8"><text:span text:style-name="T10">這篇教學的內容跟我的需求幾乎完全重疊，所以我不花多少力氣就完成了登入並存取。</text:span></text:p>
      <text:h text:style-name="P12" text:outline-level="2">3.模組化</text:h>
      <text:p text:style-name="P6">為了方便日後的存取，我製作一個專門用來存取資料的Class，主要功能有搜尋、寫入、移除等，完成了模組後<text:span text:style-name="T11">，基本上自動配對已經完成了。</text:span></text:p>
      <text:p text:style-name="P6">後來因應程式翻新，我重寫了負責網路的文檔，並用class架構包覆<text:span text:style-name="T12">，以利未來的開發（之前是指用函數），把網路取得IP的部份跟寫好的模組結合，自動配對就完成了。</text:span></text:p>
      <text:h text:style-name="P13" text:outline-level="2">4.錯誤</text:h>
      <text:p text:style-name="P7">後來又修了許多地方，最後釋出第1測試版時，在學校的電腦測試，發生了奇怪的錯誤。</text:p>
      <text:p text:style-name="P7">一開始用隨身碟Linux開，完全無法連線，明明都可以用瀏覽器，但是在命令列操作時就會卡住，點Ctrl C斷開來看<text:span text:style-name="T13">，發現都是卡在最初要連線的地方。由於懷疑是系統沒更新，用sudo apt update + upgrade，卻也會卡住。</text:span></text:p>
      <text:p text:style-name="P7">後來開原來的Windows測試，發現還是不能用，雖然可以連線到Google drive，但是非常~慢，要寫入一個操作，需要五分鐘<text:span text:style-name="T14">，這以電腦的標準看，都以經過五天了。詭異的是，好不容易取得了目標IP，連過去卻被「遠端主機強制關閉了一個現存的連線」。發生這樣錯誤的，包括二年級導師室、班上教室，但是電腦教室還有教務處電腦卻可以運行。而且我有一個朋友跟他測試時也發生這樣的錯誤。</text:span></text:p>
      <text:p text:style-name="P7">經事後分析<text:span text:style-name="T15">，估計原因是防火牆的緣故，可能學校教師用電腦有裝比較安全的防火牆，所以我的程式被封鎖了。也有可能是那邊NAT種類不同的原因，不過點對點軟體本來就不可能萬能，因為要克服各式各樣的NAT和防火牆，沒有辦法把每一種都打洞（如果真的可以防火牆業者也要檢討了）。</text:span></text:p>
      <text:h text:style-name="Heading_20_3" text:outline-level="3">後記：</text:h>
      <text:p text:style-name="P4">專心於開發，很久沒有更新部落格了，這次講的主題是我苦戰了一個月自動配對<text:span text:style-name="T16">，事實上遇到的問題比文章中描述的還多，不過最終還是解決了！！</text:span></text:p>
      <text:p text:style-name="P4">感謝時常幫助我的兩位網友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AR PL UKai CN" svg:font-family="'AR PL UKai CN'" style:font-pitch="variable"/>
    <style:font-face style:name="AR PL UMing TW" svg:font-family="'AR PL UMing T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1" svg:font-family="'AR PL UMing TW'" style:font-family-generic="system" style:font-pitch="variable"/>
    <style:font-face style:name="Noto Sans CJK TC Regular1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3:30:43.418882737</meta:creation-date>
    <dc:date>2018-01-06T13:10:41.933945154</dc:date>
    <meta:editing-duration>PT1H16M33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1855" meta:character-count="2135" meta:non-whitespace-character-count="2117"/>
  </office:meta>
</office:document-meta>
</file>